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f8e" officeooo:paragraph-rsid="00053f8e"/>
    </style:style>
    <style:style style:name="P2" style:family="paragraph" style:parent-style-name="Standard" style:list-style-name="L1">
      <style:text-properties officeooo:rsid="000c45eb" officeooo:paragraph-rsid="000c45eb"/>
    </style:style>
    <style:style style:name="P3" style:family="paragraph" style:parent-style-name="Standard" style:list-style-name="L1">
      <style:text-properties officeooo:rsid="000d3270" officeooo:paragraph-rsid="000d3270"/>
    </style:style>
    <style:style style:name="P4" style:family="paragraph" style:parent-style-name="Standard" style:list-style-name="L1">
      <style:text-properties officeooo:rsid="00053f8e" officeooo:paragraph-rsid="00053f8e" fo:background-color="transparent"/>
    </style:style>
    <style:style style:name="T1" style:family="text">
      <style:text-properties officeooo:rsid="000709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<text:span text:style-name="T1">of work</text:span>:</text:p>
      <text:p text:style-name="P1"/>
      <text:list xml:id="list1910386606" text:style-name="L1">
        <text:list-item>
          <text:p text:style-name="P4">virtualenv</text:p>
        </text:list-item>
        <text:list-item>
          <text:p text:style-name="P2">create clickable areas within the IPA Diagram picture </text:p>
          <text:list>
            <text:list-item>
              <text:p text:style-name="P2">https://www.w3schools.com/html/html_images_imagemap.asp</text:p>
            </text:list-item>
            <text:list-item>
              <text:p text:style-name="P2">after click, open an empty modal for now</text:p>
            </text:list-item>
          </text:list>
        </text:list-item>
        <text:list-item>
          <text:p text:style-name="P3">create settings panel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Stolarski</meta:initial-creator>
    <meta:creation-date>2023-10-06T13:32:40.714806904</meta:creation-date>
    <dc:date>2023-10-14T11:42:13.254681221</dc:date>
    <dc:creator>Łukasz Stolarski</dc:creator>
    <meta:editing-duration>PT26M55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9" meta:character-count="203" meta:non-whitespace-character-count="184"/>
  </office:meta>
</office:document-meta>
</file>